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 style:list-style-name=""/>
    <style:style style:name="P2" style:family="paragraph" style:parent-style-name="Heading_20_2">
      <style:text-properties fo:language="gl" fo:country="ES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fo:font-style="normal" fo:font-weight="bold" officeooo:paragraph-rsid="001dc6b8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rial" fo:font-size="12pt" fo:letter-spacing="normal" fo:language="gl" fo:country="ES" fo:font-style="normal" fo:font-weight="bold" officeooo:rsid="00230ec6" officeooo:paragraph-rsid="00230ec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fo:font-style="normal" fo:font-weight="bold" officeooo:paragraph-rsid="00230ec6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officeooo:paragraph-rsid="001dc6b8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officeooo:paragraph-rsid="001ebe42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officeooo:paragraph-rsid="00200690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officeooo:paragraph-rsid="0022c5c2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language="gl" fo:country="ES" officeooo:paragraph-rsid="0021fc55" style:font-size-asian="12pt" style:font-size-complex="12pt"/>
    </style:style>
    <style:style style:name="T1" style:family="text">
      <style:text-properties fo:font-variant="normal" fo:text-transform="none" fo:color="#1d2125" loext:opacity="100%" style:font-name="apple-system" fo:font-size="20.25pt" fo:letter-spacing="normal" fo:language="gl" fo:country="ES" fo:font-style="normal" fo:font-weight="bold"/>
    </style:style>
    <style:style style:name="T2" style:family="text">
      <style:text-properties fo:language="gl" fo:country="ES"/>
    </style:style>
    <style:style style:name="T3" style:family="text">
      <style:text-properties fo:font-variant="normal" fo:text-transform="none" fo:color="#1d2125" loext:opacity="100%" fo:letter-spacing="normal"/>
    </style:style>
    <style:style style:name="T4" style:family="text">
      <style:text-properties fo:font-variant="normal" fo:text-transform="none" fo:color="#1d2125" loext:opacity="100%" fo:letter-spacing="normal" officeooo:rsid="00230ec6"/>
    </style:style>
    <style:style style:name="T5" style:family="text">
      <style:text-properties officeooo:rsid="0019b083"/>
    </style:style>
    <style:style style:name="T6" style:family="text">
      <style:text-properties fo:font-variant="normal" fo:text-transform="none" fo:color="#1d2125" loext:opacity="100%" fo:letter-spacing="normal" fo:font-style="normal" fo:font-weight="normal" officeooo:rsid="001dc6b8" style:font-weight-asian="normal" style:font-weight-complex="normal"/>
    </style:style>
    <style:style style:name="T7" style:family="text">
      <style:text-properties fo:font-style="normal" fo:font-weight="bold" style:font-weight-asian="bold" style:font-weight-complex="bold"/>
    </style:style>
    <style:style style:name="T8" style:family="text">
      <style:text-properties fo:font-style="normal" fo:font-weight="bold" officeooo:rsid="0019b083" style:font-weight-asian="bold" style:font-weight-complex="bold"/>
    </style:style>
    <style:style style:name="T9" style:family="text">
      <style:text-properties fo:font-variant="normal" fo:text-transform="none" fo:color="#1d2125" loext:opacity="100%" fo:letter-spacing="normal" fo:font-style="normal" fo:font-weight="bold" style:font-weight-asian="bold" style:font-weight-complex="bold"/>
    </style:style>
    <style:style style:name="T10" style:family="text">
      <style:text-properties fo:font-style="normal" fo:font-weight="normal" officeooo:rsid="001ebe42" style:font-weight-asian="normal" style:font-weight-complex="normal"/>
    </style:style>
    <style:style style:name="T11" style:family="text">
      <style:text-properties fo:font-variant="normal" fo:text-transform="none" fo:color="#1d2125" loext:opacity="100%" fo:letter-spacing="normal" fo:font-style="normal" fo:font-weight="normal" officeooo:rsid="001ebe42" style:font-weight-asian="normal" style:font-weight-complex="normal"/>
    </style:style>
    <style:style style:name="T12" style:family="text">
      <style:text-properties fo:font-variant="normal" fo:text-transform="none" fo:color="#1d2125" loext:opacity="100%" fo:letter-spacing="normal" fo:font-style="normal" fo:font-weight="normal" officeooo:rsid="00200690" style:font-weight-asian="normal" style:font-weight-complex="normal"/>
    </style:style>
    <style:style style:name="T13" style:family="text">
      <style:text-properties fo:font-variant="normal" fo:text-transform="none" fo:color="#1d2125" loext:opacity="100%" fo:letter-spacing="normal" fo:font-style="normal" fo:font-weight="bold" officeooo:rsid="00200690" style:font-weight-asian="bold" style:font-weight-complex="bold"/>
    </style:style>
    <style:style style:name="T14" style:family="text">
      <style:text-properties fo:font-variant="normal" fo:text-transform="none" fo:color="#1d2125" loext:opacity="100%" fo:letter-spacing="normal" fo:font-style="normal" fo:font-weight="normal" officeooo:rsid="0022c5c2" style:font-weight-asian="normal" style:font-weight-complex="normal"/>
    </style:style>
    <style:style style:name="T15" style:family="text">
      <style:text-properties fo:font-variant="normal" fo:text-transform="none" fo:color="#1d2125" loext:opacity="100%" fo:letter-spacing="normal" fo:font-style="normal" fo:font-weight="normal" officeooo:rsid="00245b6e" style:font-weight-asian="normal" style:font-weight-complex="normal"/>
    </style:style>
    <style:style style:name="T16" style:family="text">
      <style:text-properties fo:font-style="normal" fo:font-weight="normal" officeooo:rsid="0021fc55" style:font-weight-asian="normal" style:font-weight-complex="normal"/>
    </style:style>
    <style:style style:name="T17" style:family="text">
      <style:text-properties fo:font-style="normal" fo:font-weight="normal" officeooo:rsid="00253500" style:font-weight-asian="normal" style:font-weight-complex="normal"/>
    </style:style>
    <style:style style:name="T18" style:family="text">
      <style:text-properties fo:font-variant="normal" fo:text-transform="none" fo:color="#1d2125" loext:opacity="100%" fo:letter-spacing="normal" fo:font-style="normal" fo:font-weight="normal" officeooo:rsid="0021fc55" style:font-weight-asian="normal" style:font-weight-complex="normal"/>
    </style:style>
    <style:style style:name="T19" style:family="text">
      <style:text-properties fo:font-variant="normal" fo:text-transform="none" fo:color="#1d2125" loext:opacity="100%" fo:letter-spacing="normal" fo:font-style="normal" fo:font-weight="normal" officeooo:rsid="00230ec6" style:font-weight-asian="normal" style:font-weight-complex="normal"/>
    </style:style>
    <style:style style:name="T20" style:family="text">
      <style:text-properties fo:font-variant="normal" fo:text-transform="none" fo:color="#1d2125" loext:opacity="100%" fo:letter-spacing="normal" fo:font-style="normal" fo:font-weight="normal" officeooo:rsid="00253500" style:font-weight-asian="normal" style:font-weight-complex="normal"/>
    </style:style>
    <style:style style:name="T21" style:family="text">
      <style:text-properties fo:font-variant="normal" fo:text-transform="none" fo:color="#1d2125" loext:opacity="100%" fo:letter-spacing="normal" fo:font-style="normal" fo:font-weight="normal" officeooo:rsid="0026ef45" style:font-weight-asian="normal" style:font-weight-complex="normal"/>
    </style:style>
    <style:style style:name="T22" style:family="text">
      <style:text-properties officeooo:rsid="0021f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line-break/><text:span text:style-name="T1">T1 - Arquitecturas e ferramentas</text:span><text:span text:style-name="T2"> </text:span></text:h>
      <text:h text:style-name="P2" text:outline-level="2">Carlos Martínez López</text:h>
      <text:p text:style-name="P3"><text:span text:style-name="T3"/></text:p>
      <text:p text:style-name="P4">Enunciado:</text:p>
      <text:p text:style-name="P5"><text:span text:style-name="T3">Queres programar unha aplicación web para xestionar unha lista de enderezos de correo electrónico. Inicialmente, a túa aplicación constará de tres páxinas:</text:span><text:line-break/>-<text:span text:style-name="T3"> Unha páxina de presentación, onde explicas o propósito da aplicación e como funciona. Contén unha ligazón que te leva á seguinte páxina.</text:span><text:line-break/>- <text:span text:style-name="T3">Unha páxina de entrada de datos, onde calquera pode rexistrarse introducindo o seu nome e enderezo de correo electrónico. Contén un formulario que, unha vez completado, envía os datos e te leva á seguinte páxina.</text:span><text:line-break/><text:span text:style-name="T3"> -Unha páxina de visualización de datos, que mostra a lista, os nomes e os enderezos de correo electrónico de todos os que se rexistraron na aplicación.</text:span><text:line-break/><text:span text:style-name="T3">Debes crear un documento no que respondas ás seguintes preguntas sobre a aplicación que estás a desenvolver:</text:span></text:p>
      <text:p text:style-name="P5"><text:span text:style-name="T3"/></text:p>
      <text:p text:style-name="P5"><text:span text:style-name="T4">Questións:</text:span><text:line-break/><text:span text:style-name="T5">1</text:span><text:span text:style-name="T3">. Que tipo de páxinas, estáticas ou dinámicas, usarás para programar cada unha das páxinas que compoñen a túa aplicación? Por que?</text:span></text:p>
      <text:p text:style-name="P6"><text:span text:style-name="T6">Para a primeira páxina, estática xa que non é necesario a interacción do usuario pois é so de presentación (a información non varia). Para a segunda, necesitase una dinámica para o envío de información ao servidor que almacena a información no servidor e na base de datos. E a ultima, dinámica tamén para mostrar a información contida, actualizada na base de datos.</text:span><text:span text:style-name="T7"><text:line-break/></text:span><text:span text:style-name="T8">2</text:span><text:span text:style-name="T9">. Se na páxina de entrada de datos queres comprobar, antes de enviar os datos, que o enderezo de correo electrónico introducido cumpre certos estándares (por exemplo, que ten o símbolo @), que tecnoloxía/linguaxe usarás?</text:span></text:p>
      <text:p text:style-name="P7"><text:span text:style-name="T10">Eu usaría unha linguaxe front-end, como JavaScript, para realizar la comprobación de los datos introducidos directamente desde el navegador.</text:span><text:span text:style-name="T7"><text:line-break/></text:span><text:span text:style-name="T8">3</text:span><text:span text:style-name="T9">. Se nesa mesma páxina queres comprobar que o enderezo de correo electrónico introducido non se introduciu previamente e xa aparece na lista, que tecnoloxía/linguaxe usarás?</text:span></text:p>
      <text:p text:style-name="P7"><text:span text:style-name="T11">Eu utilizaría una linguaxe de back-end como PHP que comprobe previamente na base de datos asociada no servidor se existe.</text:span><text:span text:style-name="T7"><text:line-break/></text:span><text:span text:style-name="T8">4</text:span><text:span text:style-name="T9">. Que arquitecturas podes usar no servidor para executar a aplicación? Que linguaxe(s) se usan en cada unha destas arquitecturas: con script, compilada en código nativo ou compilada en código intermedio?</text:span></text:p>
      <text:p text:style-name="P8"><text:span text:style-name="T11">Pódese usar CGI/Perl, </text:span><text:span text:style-name="T12">para executar en calquera linguaxe (script,nativos e intermedios), Java EE para Java (compilada en código intermedio)</text:span><text:span text:style-name="T13"> </text:span><text:span text:style-name="T12">ou AMP para varios linguaxes (linguaxes con script).</text:span><text:span text:style-name="T7"><text:line-break/></text:span><text:span text:style-name="T8">5</text:span><text:span text:style-name="T9">. Que parámetros debes ter en conta ao decidir que arquitectura usar?</text:span></text:p>
      <text:p text:style-name="P9"><text:span text:style-name="T12">Hai que ter en conta varias cousas como o tamaño do proxecto </text:span><text:span text:style-name="T14">que é pequeno; </text:span><text:span text:style-name="T12">as linguaxes coñecidas e se serven neste caso,</text:span><text:span text:style-name="T14">como JavaScript ou PHP, que si serven;</text:span><text:span text:style-name="T12"> o uso de ferramentas de código aberto ou propietarias</text:span><text:span text:style-name="T15"> nas</text:span><text:span text:style-name="T12"> </text:span><text:span text:style-name="T14">que usarei </text:span><text:span text:style-name="T15">as </text:span><text:span text:style-name="T14">de código aberto;</text:span><text:span text:style-name="T12"> se o farás solo ou acompañado </text:span><text:span text:style-name="T14">que fareino so</text:span><text:span text:style-name="T12">; </text:span><text:span text:style-name="T14">e </text:span><text:span text:style-name="T12">se conto con algún servidor ou xestor dispoñíbel </text:span><text:span text:style-name="T14">que non conto;</text:span><text:span text:style-name="T12"> ou a licencia a aplicar, </text:span><text:span text:style-name="T14">que será de código aberto</text:span><text:span text:style-name="T12">. </text:span><text:span text:style-name="T15">Tendo en </text:span><text:soft-page-break/><text:span text:style-name="T15">conta este criterio, eu usaría a arquitectura AMP.</text:span><text:span text:style-name="T7"><text:line-break/></text:span></text:p>
      <text:p text:style-name="P9"><text:span text:style-name="T8">6</text:span><text:span text:style-name="T9">. Se decides usar unha arquitectura AMP para a aplicación, que compoñentes necesitas instalar no teu servidor para executala? Indica un produto específico para cada compoñente.</text:span></text:p>
      <text:p text:style-name="P10"><text:span text:style-name="T16">Necesitase o sistema operativo (Linux,Windows,Mac...) </text:span><text:span text:style-name="T17">ainda que eu usaria o Linux na versión de Ubuntu na ultima estable (24.04.3)</text:span><text:span text:style-name="T16">, o servidor web de Apache </text:span><text:span text:style-name="T17">coa ultima version estable 2.4.65</text:span><text:span text:style-name="T16">, o xestor de base de datos MySQL </text:span><text:span text:style-name="T17">ultima estable:8.4</text:span><text:span text:style-name="T16">, e o linguaxe de programación a utilizar </text:span><text:span text:style-name="T17">(PHP no noso caso coa versión 8.4.12).</text:span><text:span text:style-name="T7"><text:line-break/></text:span><text:span text:style-name="T8">7</text:span><text:span text:style-name="T9">. Que necesitas instalar no teu ordenador para desenvolver a aplicación?</text:span></text:p>
      <text:p text:style-name="P10"><text:span text:style-name="T18">Unha serie de ferramentas que se agrupan actualmente nos entornos integrados de de</text:span><text:span text:style-name="T14">s</text:span><text:span text:style-name="T19">envolvemento </text:span><text:span text:style-name="T18">(IDE), e se instalara o mais adecuado segundo o requirimento da plataforma ou </text:span><text:span text:style-name="T19">a</text:span><text:span text:style-name="T18"> linguaxe, </text:span><text:span text:style-name="T20">neste caso como Visual Studio Code, os modulos de soporte de linguaxe, neste caso de PHP, </text:span><text:span text:style-name="T21">o modulo de soporte de MySQL.</text:span><text:span text:style-name="T7"><text:line-break/></text:span><text:span text:style-name="T8">8</text:span><text:span text:style-name="T9">. Se usas PHP para programar a aplicación, que tipo de datos se usará para manipular cada un dos enderezos de correo electrónico?</text:span><text:line-break/><text:span text:style-name="T22">O linguaxe usará o string ou cadea, ao ser unha sucesión de caracteres alfanuméric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1T19:59:40.931000000</meta:creation-date>
    <dc:date>2025-09-11T21:25:38.807000000</dc:date>
    <meta:editing-duration>PT24M10S</meta:editing-duration>
    <meta:editing-cycles>6</meta:editing-cycles>
    <meta:generator>LibreOffice/24.8.6.2$Windows_X86_64 LibreOffice_project/6d98ba145e9a8a39fc57bcc76981d1fb1316c60c</meta:generator>
    <meta:print-date>2025-09-11T21:10:51.710000000</meta:print-date>
    <meta:printed-by>Archivos PDF</meta:printed-by>
    <meta:document-statistic meta:table-count="0" meta:image-count="0" meta:object-count="0" meta:page-count="2" meta:paragraph-count="13" meta:word-count="650" meta:character-count="4039" meta:non-whitespace-character-count="3398"/>
  </office:meta>
</office:document-meta>
</file>